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marker-start="Arrow" draw:marker-start-width="0.3cm" draw:marker-end="Arrow" draw:marker-end-width="0.3cm" draw:fill="solid" draw:fill-color="#cccc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051cm" svg:stroke-color="#333333" draw:marker-start-width="0.276cm" draw:marker-end="Arrow" draw:marker-end-width="0.376cm" draw:fill="solid" draw:fill-color="#cccccc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color="#333333" draw:marker-start="Arrow" draw:marker-start-width="0.3cm" draw:marker-end="Circle" draw:marker-end-width="0.3cm"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04cm" svg:height="3.048cm" svg:x="6.842cm" svg:y="9.605cm">
          <text:p text:style-name="P1">LV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588cm" svg:height="1.778cm" svg:x="17.275cm" svg:y="6.365cm">
          <text:p text:style-name="P1">Filesyste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204cm" svg:height="3.048cm" svg:x="17.643cm" svg:y="9.606cm">
          <text:p text:style-name="P1">Snapsho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588cm" svg:height="1.778cm" svg:x="6.586cm" svg:y="6.365cm">
          <text:p text:style-name="P1">Filesyste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001cm" svg:y1="8.143cm" svg:x2="9.001cm" svg:y2="9.794cm">
          <text:p/>
        </draw:line>
        <draw:line draw:style-name="gr2" draw:text-style-name="P1" draw:layer="layout" svg:x1="19.796cm" svg:y1="8.208cm" svg:x2="19.796cm" svg:y2="9.859cm">
          <text:p/>
        </draw:line>
      </draw:page>
      <draw:page draw:name="page2" draw:style-name="dp1" draw:master-page-name="Default">
        <draw:custom-shape draw:style-name="gr1" draw:text-style-name="P2" xml:id="id1" draw:id="id1" draw:layer="layout" svg:width="4.204cm" svg:height="3.048cm" svg:x="7.142cm" svg:y="9.605cm">
          <text:p text:style-name="P1"><text:span text:style-name="T1">LV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17.175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204cm" svg:height="3.048cm" svg:x="17.843cm" svg:y="9.606cm">
          <text:p text:style-name="P1"><text:span text:style-name="T1">Snapsho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6.486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301cm" svg:y1="8.143cm" svg:x2="9.301cm" svg:y2="9.794cm">
          <text:p/>
        </draw:line>
        <draw:line draw:style-name="gr2" draw:text-style-name="P1" draw:layer="layout" svg:x1="19.996cm" svg:y1="8.208cm" svg:x2="19.996cm" svg:y2="9.859cm">
          <text:p/>
        </draw:line>
        <draw:frame draw:style-name="gr3" draw:layer="layout" svg:width="0.502cm" svg:height="1.187cm" svg:x="0cm" svg:y="0cm">
          <draw:text-box>
            <text:p/>
          </draw:text-box>
        </draw:frame>
        <draw:custom-shape draw:style-name="gr1" draw:text-style-name="P1" draw:layer="layout" svg:width="2.032cm" svg:height="2.032cm" svg:x="8.42cm" svg:y="2.751cm">
          <text:p text:style-name="P1">Wr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244cm" svg:y1="12.653cm" svg:x2="17.402cm" svg:y2="16.828cm" draw:start-shape="id1" draw:start-glue-point="7" draw:end-shape="id2" draw:end-glue-point="3" svg:d="M9244 12653c0 2784 2719 4175 8158 4175" svg:viewBox="0 0 8159 4176">
          <text:p/>
        </draw:connector>
        <draw:custom-shape draw:style-name="gr1" draw:text-style-name="P3" draw:layer="layout" svg:width="3.429cm" svg:height="1.27cm" svg:x="10.525cm" svg:y="15.351cm">
          <text:p text:style-name="P1"><text:span text:style-name="T2">Bloque</text:span></text:p>
          <text:p text:style-name="P1"><text:span text:style-name="T2">origin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28cm" svg:y1="6.365cm" svg:x2="9.328cm" svg:y2="4.783cm">
          <text:p/>
        </draw:line>
        <draw:custom-shape draw:style-name="gr1" draw:text-style-name="P2" draw:layer="layout" svg:width="3.429cm" svg:height="1.27cm" svg:x="18.502cm" svg:y="15.3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27cm" svg:x="18.002cm" svg:y="15.7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29cm" svg:height="1.27cm" svg:x="17.402cm" svg:y="16.1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xml:id="id4" draw:id="id4" draw:layer="layout" svg:width="4.204cm" svg:height="3.048cm" svg:x="7.142cm" svg:y="9.605cm">
          <text:p text:style-name="P1"><text:span text:style-name="T1">LV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17.175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4.204cm" svg:height="3.048cm" svg:x="17.843cm" svg:y="9.606cm">
          <text:p text:style-name="P1"><text:span text:style-name="T1">Snapsho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6.486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429cm" svg:height="1.27cm" svg:x="18.502cm" svg:y="15.3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27cm" svg:x="18.002cm" svg:y="15.7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27cm" svg:x="17.402cm" svg:y="16.1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01cm" svg:y1="8.143cm" svg:x2="9.301cm" svg:y2="9.794cm">
          <text:p/>
        </draw:line>
        <draw:line draw:style-name="gr2" draw:text-style-name="P1" draw:layer="layout" svg:x1="19.996cm" svg:y1="8.208cm" svg:x2="19.996cm" svg:y2="9.859cm">
          <text:p/>
        </draw:line>
        <draw:frame draw:style-name="gr3" draw:layer="layout" svg:width="0.502cm" svg:height="1.187cm" svg:x="0cm" svg:y="0cm">
          <draw:text-box>
            <text:p/>
          </draw:text-box>
        </draw:frame>
        <draw:connector draw:style-name="gr4" draw:text-style-name="P1" draw:layer="layout" draw:type="curve" draw:line-skew="0.092cm" svg:x1="19.468cm" svg:y1="15.402cm" svg:x2="19.945cm" svg:y2="12.654cm" draw:end-shape="id3" draw:end-glue-point="7" svg:d="M19468 15402c0-1546 477-173 477-2748" svg:viewBox="0 0 478 2749">
          <text:p/>
        </draw:connector>
        <draw:custom-shape draw:style-name="gr1" draw:text-style-name="P3" draw:layer="layout" svg:width="3.429cm" svg:height="1.27cm" svg:x="15.859cm" svg:y="4.784cm">
          <text:p text:style-name="P1"><text:span text:style-name="T2">Bloque</text:span></text:p>
          <text:p text:style-name="P1"><text:span text:style-name="T2">origina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923cm" svg:y1="4.784cm" svg:x2="19.923cm" svg:y2="6.334cm">
          <text:p/>
        </draw:line>
        <draw:custom-shape draw:style-name="gr1" draw:text-style-name="P2" draw:layer="layout" svg:width="2.032cm" svg:height="2.032cm" svg:x="19.021cm" svg:y="2.752cm">
          <text:p text:style-name="P1"><text:span text:style-name="T1">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1.673cm" svg:x1="9.244cm" svg:y1="12.653cm" svg:x2="19.868cm" svg:y2="12.668cm" draw:start-shape="id4" draw:start-glue-point="7" svg:d="M9244 12653c0 3262 10624 3255 10624 15" svg:viewBox="0 0 10625 2447">
          <text:p/>
        </draw:connector>
      </draw:page>
      <draw:page draw:name="page4" draw:style-name="dp1" draw:master-page-name="Default">
        <draw:custom-shape draw:style-name="gr1" draw:text-style-name="P2" draw:layer="layout" svg:width="4.204cm" svg:height="3.048cm" svg:x="7.142cm" svg:y="9.605cm">
          <text:p text:style-name="P1"><text:span text:style-name="T1">LV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17.175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4.204cm" svg:height="3.048cm" svg:x="17.843cm" svg:y="9.606cm">
          <text:p text:style-name="P1"><text:span text:style-name="T1">Snapsho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588cm" svg:height="1.778cm" svg:x="6.486cm" svg:y="6.365cm">
          <text:p text:style-name="P1"><text:span text:style-name="T1">Filesyste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6" draw:id="id6" draw:layer="layout" svg:width="3.429cm" svg:height="1.27cm" svg:x="18.502cm" svg:y="15.3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27cm" svg:x="18.002cm" svg:y="15.7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27cm" svg:x="17.402cm" svg:y="16.193cm">
          <text:p text:style-name="P1"><text:span text:style-name="T1">Bloqu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01cm" svg:y1="8.143cm" svg:x2="9.301cm" svg:y2="9.794cm">
          <text:p/>
        </draw:line>
        <draw:line draw:style-name="gr2" draw:text-style-name="P1" draw:layer="layout" svg:x1="19.996cm" svg:y1="8.208cm" svg:x2="19.996cm" svg:y2="9.859cm">
          <text:p/>
        </draw:line>
        <draw:frame draw:style-name="gr3" draw:layer="layout" svg:width="0.502cm" svg:height="1.187cm" svg:x="0cm" svg:y="0cm">
          <draw:text-box>
            <text:p/>
          </draw:text-box>
        </draw:frame>
        <draw:connector draw:style-name="gr4" draw:text-style-name="P1" draw:layer="layout" draw:type="curve" svg:x1="19.945cm" svg:y1="12.654cm" svg:x2="20.216cm" svg:y2="15.393cm" draw:start-shape="id5" draw:start-glue-point="7" draw:end-shape="id6" draw:end-glue-point="0" svg:d="M19945 12654c0 2055 271 686 271 2739" svg:viewBox="0 0 272 2740">
          <text:p/>
        </draw:connector>
        <draw:custom-shape draw:style-name="gr1" draw:text-style-name="P1" draw:layer="layout" svg:width="2.032cm" svg:height="2.032cm" svg:x="19.121cm" svg:y="2.751cm">
          <text:p text:style-name="P1">Wr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029cm" svg:y1="6.365cm" svg:x2="20.029cm" svg:y2="4.7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21T12:02:44.910089042</meta:creation-date>
    <dc:date>2014-08-26T16:44:19.385566556</dc:date>
    <dc:creator>Eduardo Grosclaude</dc:creator>
    <meta:editing-duration>PT6M14S</meta:editing-duration>
    <meta:editing-cycles>3</meta:editing-cycles>
    <meta:generator>LibreOffice/4.2.5.2$Linux_x86 LibreOffice_project/61cb170a04bb1f12e77c884eab9192be736ec5f5</meta:generator>
    <meta:document-statistic meta:object-count="48"/>
  </office:meta>
</office:document-meta>
</file>